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146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115pt"/>
    </style:style>
    <style:style style:name="co8" style:family="table-column">
      <style:table-column-properties fo:break-before="auto" style:column-width="101.91pt"/>
    </style:style>
    <style:style style:name="co9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cificity" table:style-name="ta1">
        <table:shapes>
          <draw:frame draw:z-index="0" draw:style-name="gr1" draw:text-style-name="P1" svg:width="476.9pt" svg:height="375.11pt" svg:x="167.1pt" svg:y="3.6pt">
            <loext:p draw:notify-on-update-of-ranges="specificity.A2:specificity.A12 specificity.B1:specificity.B1 specificity.B2:specificity.B12 specificity.C1:specificity.C1 specificity.C2:specificity.C12 specificity.D1:specificity.D1 specificity.D2:specificity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One-against-all</text:p>
          </table:table-cell>
          <table:table-cell office:value-type="string" calcext:value-type="string">
            <text:p>SoftmaxWithLoss</text:p>
          </table:table-cell>
          <table:table-cell office:value-type="string" calcext:value-type="string">
            <text:p>SimoidCrossEntropy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997286" calcext:value-type="float">
            <text:p>0.997</text:p>
          </table:table-cell>
          <table:table-cell office:value-type="float" office:value="0.993522" calcext:value-type="float">
            <text:p>0.994</text:p>
          </table:table-cell>
          <table:table-cell office:value-type="float" office:value="0.999168" calcext:value-type="float">
            <text:p>0.999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981697" calcext:value-type="float">
            <text:p>0.982</text:p>
          </table:table-cell>
          <table:table-cell office:value-type="float" office:value="0.988665" calcext:value-type="float">
            <text:p>0.989</text:p>
          </table:table-cell>
          <table:table-cell office:value-type="float" office:value="0.991179" calcext:value-type="float">
            <text:p>0.991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961532" calcext:value-type="float">
            <text:p>0.962</text:p>
          </table:table-cell>
          <table:table-cell office:value-type="float" office:value="0.975773" calcext:value-type="float">
            <text:p>0.976</text:p>
          </table:table-cell>
          <table:table-cell office:value-type="float" office:value="0.972213" calcext:value-type="float">
            <text:p>0.972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96824" calcext:value-type="float">
            <text:p>0.997</text:p>
          </table:table-cell>
          <table:table-cell office:value-type="float" office:value="0.998712" calcext:value-type="float">
            <text:p>0.999</text:p>
          </table:table-cell>
          <table:table-cell office:value-type="float" office:value="0.99927" calcext:value-type="float">
            <text:p>0.999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941389" calcext:value-type="float">
            <text:p>0.941</text:p>
          </table:table-cell>
          <table:table-cell office:value-type="float" office:value="0.946589" calcext:value-type="float">
            <text:p>0.947</text:p>
          </table:table-cell>
          <table:table-cell office:value-type="float" office:value="0.972967" calcext:value-type="float">
            <text:p>0.973</text:p>
          </table:table-cell>
        </table:table-row>
        <table:table-row table:style-name="ro1">
          <table:table-cell office:value-type="string" calcext:value-type="string">
            <text:p>femS</text:p>
          </table:table-cell>
          <table:table-cell table:number-columns-repeated="2" office:value-type="float" office:value="0.999658" calcext:value-type="float">
            <text:p>1.000</text:p>
          </table:table-cell>
          <table:table-cell office:value-type="float" office:value="0.999701" calcext:value-type="float">
            <text:p>1.00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983448" calcext:value-type="float">
            <text:p>0.983</text:p>
          </table:table-cell>
          <table:table-cell office:value-type="float" office:value="0.976656" calcext:value-type="float">
            <text:p>0.977</text:p>
          </table:table-cell>
          <table:table-cell office:value-type="float" office:value="0.985964" calcext:value-type="float">
            <text:p>0.986</text:p>
          </table:table-cell>
        </table:table-row>
        <table:table-row table:style-name="ro1">
          <table:table-cell office:value-type="string" calcext:value-type="string">
            <text:p>ftStp</text:p>
          </table:table-cell>
          <table:table-cell office:value-type="float" office:value="0.987015" calcext:value-type="float">
            <text:p>0.987</text:p>
          </table:table-cell>
          <table:table-cell office:value-type="float" office:value="0.991237" calcext:value-type="float">
            <text:p>0.991</text:p>
          </table:table-cell>
          <table:table-cell office:value-type="float" office:value="0.989557" calcext:value-type="float">
            <text:p>0.990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office:value-type="float" office:value="0.997626" calcext:value-type="float">
            <text:p>0.998</text:p>
          </table:table-cell>
          <table:table-cell office:value-type="float" office:value="0.99805" calcext:value-type="float">
            <text:p>0.998</text:p>
          </table:table-cell>
          <table:table-cell office:value-type="float" office:value="0.998813" calcext:value-type="float">
            <text:p>0.999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995454" calcext:value-type="float">
            <text:p>0.995</text:p>
          </table:table-cell>
          <table:table-cell office:value-type="float" office:value="0.999571" calcext:value-type="float">
            <text:p>1.000</text:p>
          </table:table-cell>
          <table:table-cell office:value-type="float" office:value="0.999743" calcext:value-type="float">
            <text:p>1.000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990786" calcext:value-type="float">
            <text:p>0.991</text:p>
          </table:table-cell>
          <table:table-cell office:value-type="float" office:value="0.992629" calcext:value-type="float">
            <text:p>0.993</text:p>
          </table:table-cell>
          <table:table-cell office:value-type="float" office:value="0.992497" calcext:value-type="float">
            <text:p>0.992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ensitivity" table:style-name="ta1">
        <table:shapes>
          <draw:frame draw:z-index="0" draw:style-name="gr1" draw:text-style-name="P1" svg:width="501.65pt" svg:height="363.83pt" svg:x="25.06pt" svg:y="229.46pt">
            <loext:p draw:notify-on-update-of-ranges="sensitivity.A2:sensitivity.A12 sensitivity.B1:sensitivity.B1 sensitivity.B2:sensitivity.B12 sensitivity.C1:sensitivity.C1 sensitivity.C2:sensitivity.C12 sensitivity.D1:sensitivity.D1 sensitivity.D2:sensitivity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/>
          <table:table-cell office:value-type="string" calcext:value-type="string">
            <text:p>One-against-all</text:p>
          </table:table-cell>
          <table:table-cell office:value-type="string" calcext:value-type="string">
            <text:p>SoftmaxWithLoss</text:p>
          </table:table-cell>
          <table:table-cell office:value-type="string" calcext:value-type="string">
            <text:p>SimoidCrossEntropy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320958" calcext:value-type="float">
            <text:p>0.321</text:p>
          </table:table-cell>
          <table:table-cell office:value-type="float" office:value="0.585629" calcext:value-type="float">
            <text:p>0.586</text:p>
          </table:table-cell>
          <table:table-cell office:value-type="float" office:value="0.152096" calcext:value-type="float">
            <text:p>0.152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95825" calcext:value-type="float">
            <text:p>0.958</text:p>
          </table:table-cell>
          <table:table-cell office:value-type="float" office:value="0.905567" calcext:value-type="float">
            <text:p>0.906</text:p>
          </table:table-cell>
          <table:table-cell office:value-type="float" office:value="0.942346" calcext:value-type="float">
            <text:p>0.942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763889" calcext:value-type="float">
            <text:p>0.764</text:p>
          </table:table-cell>
          <table:table-cell office:value-type="float" office:value="0.71142" calcext:value-type="float">
            <text:p>0.711</text:p>
          </table:table-cell>
          <table:table-cell office:value-type="float" office:value="0.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37173" calcext:value-type="float">
            <text:p>0.937</text:p>
          </table:table-cell>
          <table:table-cell office:value-type="float" office:value="0.89267" calcext:value-type="float">
            <text:p>0.893</text:p>
          </table:table-cell>
          <table:table-cell office:value-type="float" office:value="0.876963" calcext:value-type="float">
            <text:p>0.877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416096" calcext:value-type="float">
            <text:p>0.416</text:p>
          </table:table-cell>
          <table:table-cell office:value-type="float" office:value="0.406678" calcext:value-type="float">
            <text:p>0.407</text:p>
          </table:table-cell>
          <table:table-cell office:value-type="float" office:value="0.421233" calcext:value-type="float">
            <text:p>0.421</text:p>
          </table:table-cell>
        </table:table-row>
        <table:table-row table:style-name="ro1">
          <table:table-cell office:value-type="string" calcext:value-type="string">
            <text:p>femS</text:p>
          </table:table-cell>
          <table:table-cell table:number-columns-repeated="2" office:value-type="float" office:value="0.962547" calcext:value-type="float">
            <text:p>0.963</text:p>
          </table:table-cell>
          <table:table-cell office:value-type="float" office:value="0.940075" calcext:value-type="float">
            <text:p>0.94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962135" calcext:value-type="float">
            <text:p>0.962</text:p>
          </table:table-cell>
          <table:table-cell office:value-type="float" office:value="0.94294" calcext:value-type="float">
            <text:p>0.943</text:p>
          </table:table-cell>
          <table:table-cell office:value-type="float" office:value="0.903234" calcext:value-type="float">
            <text:p>0.903</text:p>
          </table:table-cell>
        </table:table-row>
        <table:table-row table:style-name="ro1">
          <table:table-cell office:value-type="string" calcext:value-type="string">
            <text:p>ftStp</text:p>
          </table:table-cell>
          <table:table-cell office:value-type="float" office:value="0.982477" calcext:value-type="float">
            <text:p>0.982</text:p>
          </table:table-cell>
          <table:table-cell office:value-type="float" office:value="0.945015" calcext:value-type="float">
            <text:p>0.945</text:p>
          </table:table-cell>
          <table:table-cell office:value-type="float" office:value="0.947432" calcext:value-type="float">
            <text:p>0.947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table:number-columns-repeated="3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732782" calcext:value-type="float">
            <text:p>0.733</text:p>
          </table:table-cell>
          <table:table-cell office:value-type="float" office:value="0.738292" calcext:value-type="float">
            <text:p>0.738</text:p>
          </table:table-cell>
          <table:table-cell office:value-type="float" office:value="0.713499" calcext:value-type="float">
            <text:p>0.713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808774" calcext:value-type="float">
            <text:p>0.809</text:p>
          </table:table-cell>
          <table:table-cell office:value-type="float" office:value="0.67604" calcext:value-type="float">
            <text:p>0.676</text:p>
          </table:table-cell>
          <table:table-cell office:value-type="float" office:value="0.709786" calcext:value-type="float">
            <text:p>0.710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(-30,30)" table:style-name="ta1">
        <table:table-column table:style-name="co5" table:default-cell-style-name="Default"/>
        <table:table-column table:style-name="co5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shift over time T(-30,30)</text:p>
          </table:table-cell>
          <table:table-cell table:style-name="Default" office:value-type="string" calcext:value-type="string">
            <text:p>wihtout augmentation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628161" calcext:value-type="float">
            <text:p>0.628</text:p>
          </table:table-cell>
          <table:table-cell office:value-type="float" office:value="0.575632" calcext:value-type="float">
            <text:p>0.576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972091" calcext:value-type="float">
            <text:p>0.972</text:p>
          </table:table-cell>
          <table:table-cell office:value-type="float" office:value="0.966763" calcext:value-type="float">
            <text:p>0.967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870789" calcext:value-type="float">
            <text:p>0.871</text:p>
          </table:table-cell>
          <table:table-cell office:value-type="float" office:value="0.81944" calcext:value-type="float">
            <text:p>0.819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72942" calcext:value-type="float">
            <text:p>0.973</text:p>
          </table:table-cell>
          <table:table-cell office:value-type="float" office:value="0.938117" calcext:value-type="float">
            <text:p>0.938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674443" calcext:value-type="float">
            <text:p>0.674</text:p>
          </table:table-cell>
          <table:table-cell office:value-type="float" office:value="0.6971" calcext:value-type="float">
            <text:p>0.697</text:p>
          </table:table-cell>
        </table:table-row>
        <table:table-row table:style-name="ro1">
          <table:table-cell office:value-type="string" calcext:value-type="string">
            <text:p>femS</text:p>
          </table:table-cell>
          <table:table-cell office:value-type="float" office:value="0.995785" calcext:value-type="float">
            <text:p>0.996</text:p>
          </table:table-cell>
          <table:table-cell office:value-type="float" office:value="0.969888" calcext:value-type="float">
            <text:p>0.970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96918" calcext:value-type="float">
            <text:p>0.969</text:p>
          </table:table-cell>
          <table:table-cell office:value-type="float" office:value="0.944599" calcext:value-type="float">
            <text:p>0.945</text:p>
          </table:table-cell>
        </table:table-row>
        <table:table-row table:style-name="ro1">
          <table:table-cell office:value-type="string" calcext:value-type="string">
            <text:p>ftStp</text:p>
          </table:table-cell>
          <table:table-cell office:value-type="float" office:value="0.956531" calcext:value-type="float">
            <text:p>0.957</text:p>
          </table:table-cell>
          <table:table-cell office:value-type="float" office:value="0.968495" calcext:value-type="float">
            <text:p>0.968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office:value-type="float" office:value="0.998813" calcext:value-type="float">
            <text:p>0.999</text:p>
          </table:table-cell>
          <table:table-cell office:value-type="float" office:value="0.999407" calcext:value-type="float">
            <text:p>0.999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922098" calcext:value-type="float">
            <text:p>0.922</text:p>
          </table:table-cell>
          <table:table-cell office:value-type="float" office:value="0.856621" calcext:value-type="float">
            <text:p>0.857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843756" calcext:value-type="float">
            <text:p>0.844</text:p>
          </table:table-cell>
          <table:table-cell office:value-type="float" office:value="0.851142" calcext:value-type="float">
            <text:p>0.851</text:p>
          </table:table-cell>
        </table:table-row>
      </table:table>
      <table:table table:name="shifting vs no-shifting" table:style-name="ta1">
        <table:shapes>
          <draw:frame draw:z-index="0" draw:style-name="gr1" draw:text-style-name="P1" svg:width="497.59pt" svg:height="304.19pt" svg:x="294.8pt" svg:y="30.1pt">
            <loext:p draw:notify-on-update-of-ranges="'shifting vs no-shifting'.A1:'shifting vs no-shifting'.A1 'shifting vs no-shifting'.A2:'shifting vs no-shifting'.A12 'shifting vs no-shifting'.B1:'shifting vs no-shifting'.B1 'shifting vs no-shifting'.B2:'shifting vs no-shifting'.B12 'shifting vs no-shifting'.C1:'shifting vs no-shifting'.C1 'shifting vs no-shifting'.C2:'shifting vs no-shifting'.C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row table:style-name="ro1">
          <table:table-cell/>
          <table:table-cell table:style-name="Default" office:value-type="string" calcext:value-type="string">
            <text:p>shift <text:s/>T(-30,30)</text:p>
          </table:table-cell>
          <table:table-cell table:style-name="Default" office:value-type="string" calcext:value-type="string">
            <text:p>without augmentation</text:p>
          </table:table-cell>
          <table:table-cell/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628161" calcext:value-type="float">
            <text:p>0.628</text:p>
          </table:table-cell>
          <table:table-cell office:value-type="float" office:value="0.575632" calcext:value-type="float">
            <text:p>0.576</text:p>
          </table:table-cell>
          <table:table-cell/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972091" calcext:value-type="float">
            <text:p>0.972</text:p>
          </table:table-cell>
          <table:table-cell office:value-type="float" office:value="0.966763" calcext:value-type="float">
            <text:p>0.967</text:p>
          </table:table-cell>
          <table:table-cell/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870789" calcext:value-type="float">
            <text:p>0.871</text:p>
          </table:table-cell>
          <table:table-cell office:value-type="float" office:value="0.81944" calcext:value-type="float">
            <text:p>0.819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72942" calcext:value-type="float">
            <text:p>0.973</text:p>
          </table:table-cell>
          <table:table-cell office:value-type="float" office:value="0.938117" calcext:value-type="float">
            <text:p>0.938</text:p>
          </table:table-cell>
          <table:table-cell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674443" calcext:value-type="float">
            <text:p>0.674</text:p>
          </table:table-cell>
          <table:table-cell office:value-type="float" office:value="0.6971" calcext:value-type="float">
            <text:p>0.697</text:p>
          </table:table-cell>
          <table:table-cell/>
        </table:table-row>
        <table:table-row table:style-name="ro1">
          <table:table-cell office:value-type="string" calcext:value-type="string">
            <text:p>femS</text:p>
          </table:table-cell>
          <table:table-cell office:value-type="float" office:value="0.995785" calcext:value-type="float">
            <text:p>0.996</text:p>
          </table:table-cell>
          <table:table-cell office:value-type="float" office:value="0.969888" calcext:value-type="float">
            <text:p>0.970</text:p>
          </table:table-cell>
          <table:table-cell/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96918" calcext:value-type="float">
            <text:p>0.969</text:p>
          </table:table-cell>
          <table:table-cell office:value-type="float" office:value="0.944599" calcext:value-type="float">
            <text:p>0.945</text:p>
          </table:table-cell>
          <table:table-cell/>
        </table:table-row>
        <table:table-row table:style-name="ro1">
          <table:table-cell office:value-type="string" calcext:value-type="string">
            <text:p>ftStp</text:p>
          </table:table-cell>
          <table:table-cell office:value-type="float" office:value="0.956531" calcext:value-type="float">
            <text:p>0.957</text:p>
          </table:table-cell>
          <table:table-cell office:value-type="float" office:value="0.968495" calcext:value-type="float">
            <text:p>0.968</text:p>
          </table:table-cell>
          <table:table-cell/>
        </table:table-row>
        <table:table-row table:style-name="ro1">
          <table:table-cell office:value-type="string" calcext:value-type="string">
            <text:p>knock</text:p>
          </table:table-cell>
          <table:table-cell office:value-type="float" office:value="0.998813" calcext:value-type="float">
            <text:p>0.999</text:p>
          </table:table-cell>
          <table:table-cell office:value-type="float" office:value="0.999407" calcext:value-type="float">
            <text:p>0.999</text:p>
          </table:table-cell>
          <table:table-cell/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922098" calcext:value-type="float">
            <text:p>0.922</text:p>
          </table:table-cell>
          <table:table-cell office:value-type="float" office:value="0.856621" calcext:value-type="float">
            <text:p>0.857</text:p>
          </table:table-cell>
          <table:table-cell/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843756" calcext:value-type="float">
            <text:p>0.844</text:p>
          </table:table-cell>
          <table:table-cell office:value-type="float" office:value="0.851142" calcext:value-type="float">
            <text:p>0.851</text:p>
          </table:table-cell>
          <table:table-cell/>
        </table:table-row>
      </table:table>
      <table:table table:name="T vs T,F" table:style-name="ta1">
        <table:shapes>
          <draw:frame draw:z-index="0" draw:style-name="gr1" draw:text-style-name="P1" svg:width="453.17pt" svg:height="331.29pt" svg:x="286.24pt" svg:y="51.19pt">
            <loext:p draw:notify-on-update-of-ranges="'T vs T,F'.A1:'T vs T,F'.A1 'T vs T,F'.A2:'T vs T,F'.A12 'T vs T,F'.B1:'T vs T,F'.B1 'T vs T,F'.B2:'T vs T,F'.B12 'T vs T,F'.C1:'T vs T,F'.C1 'T vs T,F'.C2:'T vs T,F'.C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shift over T</text:p>
          </table:table-cell>
          <table:table-cell table:style-name="Default" office:value-type="string" calcext:value-type="string">
            <text:p>shift over T,F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628161" calcext:value-type="float">
            <text:p>0.628</text:p>
          </table:table-cell>
          <table:table-cell office:value-type="float" office:value="0.851282" calcext:value-type="float">
            <text:p>0.851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972091" calcext:value-type="float">
            <text:p>0.972</text:p>
          </table:table-cell>
          <table:table-cell office:value-type="float" office:value="0.963441" calcext:value-type="float">
            <text:p>0.963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870789" calcext:value-type="float">
            <text:p>0.871</text:p>
          </table:table-cell>
          <table:table-cell office:value-type="float" office:value="0.860308" calcext:value-type="float">
            <text:p>0.86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72942" calcext:value-type="float">
            <text:p>0.973</text:p>
          </table:table-cell>
          <table:table-cell office:value-type="float" office:value="0.981525" calcext:value-type="float">
            <text:p>0.982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674443" calcext:value-type="float">
            <text:p>0.674</text:p>
          </table:table-cell>
          <table:table-cell office:value-type="float" office:value="0.741375" calcext:value-type="float">
            <text:p>0.741</text:p>
          </table:table-cell>
        </table:table-row>
        <table:table-row table:style-name="ro1">
          <table:table-cell office:value-type="string" calcext:value-type="string">
            <text:p>femS</text:p>
          </table:table-cell>
          <table:table-cell office:value-type="float" office:value="0.995785" calcext:value-type="float">
            <text:p>0.996</text:p>
          </table:table-cell>
          <table:table-cell office:value-type="float" office:value="0.997209" calcext:value-type="float">
            <text:p>0.997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96918" calcext:value-type="float">
            <text:p>0.969</text:p>
          </table:table-cell>
          <table:table-cell office:value-type="float" office:value="0.950149" calcext:value-type="float">
            <text:p>0.950</text:p>
          </table:table-cell>
        </table:table-row>
        <table:table-row table:style-name="ro1">
          <table:table-cell office:value-type="string" calcext:value-type="string">
            <text:p>ftStp</text:p>
          </table:table-cell>
          <table:table-cell office:value-type="float" office:value="0.956531" calcext:value-type="float">
            <text:p>0.957</text:p>
          </table:table-cell>
          <table:table-cell office:value-type="float" office:value="0.988909" calcext:value-type="float">
            <text:p>0.989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office:value-type="float" office:value="0.998813" calcext:value-type="float">
            <text:p>0.999</text:p>
          </table:table-cell>
          <table:table-cell office:value-type="float" office:value="0.996757" calcext:value-type="float">
            <text:p>0.997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922098" calcext:value-type="float">
            <text:p>0.922</text:p>
          </table:table-cell>
          <table:table-cell office:value-type="float" office:value="0.916014" calcext:value-type="float">
            <text:p>0.916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843756" calcext:value-type="float">
            <text:p>0.844</text:p>
          </table:table-cell>
          <table:table-cell office:value-type="float" office:value="0.97655" calcext:value-type="float">
            <text:p>0.977</text:p>
          </table:table-cell>
        </table:table-row>
        <table:table-row table:style-name="ro1">
          <table:table-cell table:number-columns-repeated="3"/>
        </table:table-row>
      </table:table>
      <table:table table:name="bal_params" table:style-name="ta1">
        <table:shapes>
          <draw:frame draw:z-index="0" draw:style-name="gr1" draw:text-style-name="P1" svg:width="509.67pt" svg:height="377.23pt" svg:x="187.31pt" svg:y="3pt">
            <loext:p draw:notify-on-update-of-ranges="bal_params.A1:bal_params.A1 bal_params.A2:bal_params.A12 bal_params.B1:bal_params.B1 bal_params.B2:bal_params.B12 bal_params.C1:bal_params.C1 bal_params.C2:bal_params.C12 bal_params.D1:bal_params.D1 bal_params.D2:bal_params.D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5" table:number-columns-repeated="3" table:default-cell-style-name="ce1"/>
        <table:table-row table:style-name="ro1"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T(-30,30)f(-8,8)</text:p>
          </table:table-cell>
          <table:table-cell table:style-name="Default" office:value-type="string" calcext:value-type="string">
            <text:p>T(-15,15)f(-4,4)</text:p>
          </table:table-cell>
          <table:table-cell table:style-name="Default" office:value-type="string" calcext:value-type="string">
            <text:p>T(-40,40) F(-8,8)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851282" calcext:value-type="float">
            <text:p>0.851</text:p>
          </table:table-cell>
          <table:table-cell office:value-type="float" office:value="0.898923" calcext:value-type="float">
            <text:p>0.899</text:p>
          </table:table-cell>
          <table:table-cell office:value-type="float" office:value="0.872512" calcext:value-type="float">
            <text:p>0.873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963441" calcext:value-type="float">
            <text:p>0.963</text:p>
          </table:table-cell>
          <table:table-cell office:value-type="float" office:value="0.968405" calcext:value-type="float">
            <text:p>0.968</text:p>
          </table:table-cell>
          <table:table-cell office:value-type="float" office:value="0.946685" calcext:value-type="float">
            <text:p>0.947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860308" calcext:value-type="float">
            <text:p>0.860</text:p>
          </table:table-cell>
          <table:table-cell office:value-type="float" office:value="0.860681" calcext:value-type="float">
            <text:p>0.861</text:p>
          </table:table-cell>
          <table:table-cell office:value-type="float" office:value="0.868481" calcext:value-type="float">
            <text:p>0.868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81525" calcext:value-type="float">
            <text:p>0.982</text:p>
          </table:table-cell>
          <table:table-cell office:value-type="float" office:value="0.978049" calcext:value-type="float">
            <text:p>0.978</text:p>
          </table:table-cell>
          <table:table-cell office:value-type="float" office:value="0.984894" calcext:value-type="float">
            <text:p>0.985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741375" calcext:value-type="float">
            <text:p>0.741</text:p>
          </table:table-cell>
          <table:table-cell office:value-type="float" office:value="0.768069" calcext:value-type="float">
            <text:p>0.768</text:p>
          </table:table-cell>
          <table:table-cell office:value-type="float" office:value="0.739344" calcext:value-type="float">
            <text:p>0.739</text:p>
          </table:table-cell>
        </table:table-row>
        <table:table-row table:style-name="ro1">
          <table:table-cell office:value-type="string" calcext:value-type="string">
            <text:p>femS</text:p>
          </table:table-cell>
          <table:table-cell office:value-type="float" office:value="0.997209" calcext:value-type="float">
            <text:p>0.997</text:p>
          </table:table-cell>
          <table:table-cell office:value-type="float" office:value="0.993763" calcext:value-type="float">
            <text:p>0.994</text:p>
          </table:table-cell>
          <table:table-cell office:value-type="float" office:value="0.997294" calcext:value-type="float">
            <text:p>0.997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950149" calcext:value-type="float">
            <text:p>0.950</text:p>
          </table:table-cell>
          <table:table-cell office:value-type="float" office:value="0.96706" calcext:value-type="float">
            <text:p>0.967</text:p>
          </table:table-cell>
          <table:table-cell office:value-type="float" office:value="0.943387" calcext:value-type="float">
            <text:p>0.943</text:p>
          </table:table-cell>
        </table:table-row>
        <table:table-row table:style-name="ro1">
          <table:table-cell office:value-type="string" calcext:value-type="string">
            <text:p>ftStp</text:p>
          </table:table-cell>
          <table:table-cell office:value-type="float" office:value="0.988909" calcext:value-type="float">
            <text:p>0.989</text:p>
          </table:table-cell>
          <table:table-cell office:value-type="float" office:value="0.989842" calcext:value-type="float">
            <text:p>0.990</text:p>
          </table:table-cell>
          <table:table-cell office:value-type="float" office:value="0.988969" calcext:value-type="float">
            <text:p>0.989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office:value-type="float" office:value="0.996757" calcext:value-type="float">
            <text:p>0.997</text:p>
          </table:table-cell>
          <table:table-cell office:value-type="float" office:value="0.997075" calcext:value-type="float">
            <text:p>0.997</text:p>
          </table:table-cell>
          <table:table-cell office:value-type="float" office:value="0.997096" calcext:value-type="float">
            <text:p>0.997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916014" calcext:value-type="float">
            <text:p>0.916</text:p>
          </table:table-cell>
          <table:table-cell office:value-type="float" office:value="0.965666" calcext:value-type="float">
            <text:p>0.966</text:p>
          </table:table-cell>
          <table:table-cell office:value-type="float" office:value="0.914418" calcext:value-type="float">
            <text:p>0.914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97655" calcext:value-type="float">
            <text:p>0.977</text:p>
          </table:table-cell>
          <table:table-cell office:value-type="float" office:value="0.982421" calcext:value-type="float">
            <text:p>0.982</text:p>
          </table:table-cell>
          <table:table-cell office:value-type="float" office:value="0.985796" calcext:value-type="float">
            <text:p>0.986</text:p>
          </table:table-cell>
        </table:table-row>
      </table:table>
      <table:table table:name="sens_params" table:style-name="ta1">
        <table:shapes>
          <draw:frame draw:z-index="0" draw:style-name="gr1" draw:text-style-name="P1" svg:width="500.29pt" svg:height="391.52pt" svg:x="259.11pt" svg:y="34.64pt">
            <loext:p draw:notify-on-update-of-ranges="sens_params.A1:sens_params.A1 sens_params.A2:sens_params.A12 sens_params.B1:sens_params.B1 sens_params.B2:sens_params.B12 sens_params.C1:sens_params.C1 sens_params.C2:sens_params.C12 sens_params.D1:sens_params.D1 sens_params.D2:sens_params.D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5" table:number-columns-repeated="3" table:default-cell-style-name="ce1"/>
        <table:table-row table:style-name="ro1">
          <table:table-cell office:value-type="string" calcext:value-type="string">
            <text:p>class</text:p>
          </table:table-cell>
          <table:table-cell table:style-name="Default" office:value-type="string" calcext:value-type="string">
            <text:p>T(-30,30)f(-8,8)</text:p>
          </table:table-cell>
          <table:table-cell table:style-name="Default" office:value-type="string" calcext:value-type="string">
            <text:p>T(-15,15)f(-4,4)</text:p>
          </table:table-cell>
          <table:table-cell table:style-name="Default" office:value-type="string" calcext:value-type="string">
            <text:p>T(-40,40) F(-8,8)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71018" calcext:value-type="float">
            <text:p>0.710</text:p>
          </table:table-cell>
          <table:table-cell office:value-type="float" office:value="0.805988" calcext:value-type="float">
            <text:p>0.806</text:p>
          </table:table-cell>
          <table:table-cell office:value-type="float" office:value="0.756886" calcext:value-type="float">
            <text:p>0.757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939364" calcext:value-type="float">
            <text:p>0.939</text:p>
          </table:table-cell>
          <table:table-cell office:value-type="float" office:value="0.954274" calcext:value-type="float">
            <text:p>0.954</text:p>
          </table:table-cell>
          <table:table-cell office:value-type="float" office:value="0.904573" calcext:value-type="float">
            <text:p>0.905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79321" calcext:value-type="float">
            <text:p>0.793</text:p>
          </table:table-cell>
          <table:table-cell office:value-type="float" office:value="0.782407" calcext:value-type="float">
            <text:p>0.782</text:p>
          </table:table-cell>
          <table:table-cell office:value-type="float" office:value="0.811728" calcext:value-type="float">
            <text:p>0.812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65969" calcext:value-type="float">
            <text:p>0.966</text:p>
          </table:table-cell>
          <table:table-cell office:value-type="float" office:value="0.958115" calcext:value-type="float">
            <text:p>0.958</text:p>
          </table:table-cell>
          <table:table-cell office:value-type="float" office:value="0.973822" calcext:value-type="float">
            <text:p>0.974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565068" calcext:value-type="float">
            <text:p>0.565</text:p>
          </table:table-cell>
          <table:table-cell office:value-type="float" office:value="0.601027" calcext:value-type="float">
            <text:p>0.601</text:p>
          </table:table-cell>
          <table:table-cell office:value-type="float" office:value="0.562928" calcext:value-type="float">
            <text:p>0.563</text:p>
          </table:table-cell>
        </table:table-row>
        <table:table-row table:style-name="ro1">
          <table:table-cell office:value-type="string" calcext:value-type="string">
            <text:p>femS</text:p>
          </table:table-cell>
          <table:table-cell office:value-type="float" office:value="0.996255" calcext:value-type="float">
            <text:p>0.996</text:p>
          </table:table-cell>
          <table:table-cell office:value-type="float" office:value="0.988764" calcext:value-type="float">
            <text:p>0.989</text:p>
          </table:table-cell>
          <table:table-cell office:value-type="float" office:value="0.996255" calcext:value-type="float">
            <text:p>0.996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927163" calcext:value-type="float">
            <text:p>0.927</text:p>
          </table:table-cell>
          <table:table-cell office:value-type="float" office:value="0.95188" calcext:value-type="float">
            <text:p>0.952</text:p>
          </table:table-cell>
          <table:table-cell office:value-type="float" office:value="0.911123" calcext:value-type="float">
            <text:p>0.911</text:p>
          </table:table-cell>
        </table:table-row>
        <table:table-row table:style-name="ro1">
          <table:table-cell office:value-type="string" calcext:value-type="string">
            <text:p>ftStp</text:p>
          </table:table-cell>
          <table:table-cell office:value-type="float" office:value="0.996979" calcext:value-type="float">
            <text:p>0.997</text:p>
          </table:table-cell>
          <table:table-cell office:value-type="float" office:value="0.995166" calcext:value-type="float">
            <text:p>0.995</text:p>
          </table:table-cell>
          <table:table-cell office:value-type="float" office:value="0.998187" calcext:value-type="float">
            <text:p>0.998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table:number-columns-repeated="3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84022" calcext:value-type="float">
            <text:p>0.840</text:p>
          </table:table-cell>
          <table:table-cell office:value-type="float" office:value="0.939394" calcext:value-type="float">
            <text:p>0.939</text:p>
          </table:table-cell>
          <table:table-cell office:value-type="float" office:value="0.834711" calcext:value-type="float">
            <text:p>0.835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959505" calcext:value-type="float">
            <text:p>0.960</text:p>
          </table:table-cell>
          <table:table-cell office:value-type="float" office:value="0.973003" calcext:value-type="float">
            <text:p>0.973</text:p>
          </table:table-cell>
          <table:table-cell office:value-type="float" office:value="0.979753" calcext:value-type="float">
            <text:p>0.9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21:00:04.773965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21:00:06.858797618</meta:creation-date>
    <meta:editing-duration>PT9H38M39S</meta:editing-duration>
    <meta:editing-cycles>3</meta:editing-cycles>
    <meta:generator>LibreOffice/5.0.5.2$Linux_X86_64 LibreOffice_project/00m0$Build-2</meta:generator>
    <dc:date>2016-09-25T10:11:38.007135264</dc:date>
    <meta:document-statistic meta:table-count="7" meta:cell-count="29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25cm" svg:height="13.234cm" xlink:href=".." xlink:type="simple" chart:class="chart:bar" chart:style-name="ch1">
        <chart:legend chart:legend-position="end" svg:x="12.921cm" svg:y="5.82cm" style:legend-expansion="high" chart:style-name="ch2"/>
        <chart:plot-area chart:style-name="ch3" table:cell-range-address="specificity.A1:specificity.D12" chart:data-source-has-labels="both" svg:x="0.336cm" svg:y="0.264cm" svg:width="12.249cm" svg:height="12.706cm">
          <chartooo:coordinate-region svg:x="1.592cm" svg:y="0.264cm" svg:width="10.568cm" svg:height="12.059cm"/>
          <chart:axis chart:dimension="x" chart:name="primary-x" chart:style-name="ch4" chartooo:axis-type="auto">
            <chartooo:date-scale/>
            <chart:categories table:cell-range-address="specificity.A2:specificity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ificity.B2:specificity.B12" chart:label-cell-address="specificity.B1:specificity.B1" chart:class="chart:bar">
            <chart:data-point chart:repeated="11"/>
          </chart:series>
          <chart:series chart:style-name="ch8" chart:values-cell-range-address="specificity.C2:specificity.C12" chart:label-cell-address="specificity.C1:specificity.C1" chart:class="chart:bar">
            <chart:data-point chart:repeated="11"/>
          </chart:series>
          <chart:series chart:style-name="ch9" chart:values-cell-range-address="specificity.D2:specificity.D12" chart:label-cell-address="specificity.D1:specificity.D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-against-all</text:p>
                <draw:g>
                  <svg:desc>specificity.B1:specificity.B1</svg:desc>
                </draw:g>
              </table:table-cell>
              <table:table-cell office:value-type="string">
                <text:p>SoftmaxWithLoss</text:p>
                <draw:g>
                  <svg:desc>specificity.C1:specificity.C1</svg:desc>
                </draw:g>
              </table:table-cell>
              <table:table-cell office:value-type="string">
                <text:p>SimoidCrossEntropy</text:p>
                <draw:g>
                  <svg:desc>specificity.D1:specificit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rm</text:p>
                <draw:g>
                  <svg:desc>specificity.A2:specificity.A12</svg:desc>
                </draw:g>
              </table:table-cell>
              <table:table-cell office:value-type="float" office:value="0.997286">
                <text:p>0.997286</text:p>
                <draw:g>
                  <svg:desc>specificity.B2:specificity.B12</svg:desc>
                </draw:g>
              </table:table-cell>
              <table:table-cell office:value-type="float" office:value="0.993522">
                <text:p>0.993522</text:p>
                <draw:g>
                  <svg:desc>specificity.C2:specificity.C12</svg:desc>
                </draw:g>
              </table:table-cell>
              <table:table-cell office:value-type="float" office:value="0.999168">
                <text:p>0.999168</text:p>
                <draw:g>
                  <svg:desc>specificity.D2:specificity.D12</svg:desc>
                </draw:g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0.981697">
                <text:p>0.981697</text:p>
              </table:table-cell>
              <table:table-cell office:value-type="float" office:value="0.988665">
                <text:p>0.988665</text:p>
              </table:table-cell>
              <table:table-cell office:value-type="float" office:value="0.991179">
                <text:p>0.991179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0.961532">
                <text:p>0.961532</text:p>
              </table:table-cell>
              <table:table-cell office:value-type="float" office:value="0.975773">
                <text:p>0.975773</text:p>
              </table:table-cell>
              <table:table-cell office:value-type="float" office:value="0.972213">
                <text:p>0.972213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0.996824">
                <text:p>0.996824</text:p>
              </table:table-cell>
              <table:table-cell office:value-type="float" office:value="0.998712">
                <text:p>0.998712</text:p>
              </table:table-cell>
              <table:table-cell office:value-type="float" office:value="0.99927">
                <text:p>0.99927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941389">
                <text:p>0.941389</text:p>
              </table:table-cell>
              <table:table-cell office:value-type="float" office:value="0.946589">
                <text:p>0.946589</text:p>
              </table:table-cell>
              <table:table-cell office:value-type="float" office:value="0.972967">
                <text:p>0.972967</text:p>
              </table:table-cell>
            </table:table-row>
            <table:table-row>
              <table:table-cell office:value-type="string">
                <text:p>femS</text:p>
              </table:table-cell>
              <table:table-cell office:value-type="float" office:value="0.999658">
                <text:p>0.999658</text:p>
              </table:table-cell>
              <table:table-cell office:value-type="float" office:value="0.999658">
                <text:p>0.999658</text:p>
              </table:table-cell>
              <table:table-cell office:value-type="float" office:value="0.999701">
                <text:p>0.999701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0.983448">
                <text:p>0.983448</text:p>
              </table:table-cell>
              <table:table-cell office:value-type="float" office:value="0.976656">
                <text:p>0.976656</text:p>
              </table:table-cell>
              <table:table-cell office:value-type="float" office:value="0.985964">
                <text:p>0.985964</text:p>
              </table:table-cell>
            </table:table-row>
            <table:table-row>
              <table:table-cell office:value-type="string">
                <text:p>ftStp</text:p>
              </table:table-cell>
              <table:table-cell office:value-type="float" office:value="0.987015">
                <text:p>0.987015</text:p>
              </table:table-cell>
              <table:table-cell office:value-type="float" office:value="0.991237">
                <text:p>0.991237</text:p>
              </table:table-cell>
              <table:table-cell office:value-type="float" office:value="0.989557">
                <text:p>0.989557</text:p>
              </table:table-cell>
            </table:table-row>
            <table:table-row>
              <table:table-cell office:value-type="string">
                <text:p>knock</text:p>
              </table:table-cell>
              <table:table-cell office:value-type="float" office:value="0.997626">
                <text:p>0.997626</text:p>
              </table:table-cell>
              <table:table-cell office:value-type="float" office:value="0.99805">
                <text:p>0.99805</text:p>
              </table:table-cell>
              <table:table-cell office:value-type="float" office:value="0.998813">
                <text:p>0.998813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.995454">
                <text:p>0.995454</text:p>
              </table:table-cell>
              <table:table-cell office:value-type="float" office:value="0.999571">
                <text:p>0.999571</text:p>
              </table:table-cell>
              <table:table-cell office:value-type="float" office:value="0.999743">
                <text:p>0.999743</text:p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990786">
                <text:p>0.990786</text:p>
              </table:table-cell>
              <table:table-cell office:value-type="float" office:value="0.992629">
                <text:p>0.992629</text:p>
              </table:table-cell>
              <table:table-cell office:value-type="float" office:value="0.992497">
                <text:p>0.9924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98cm" svg:height="12.836cm" xlink:href=".." xlink:type="simple" chart:class="chart:bar" chart:style-name="ch1">
        <chart:legend chart:legend-position="end" svg:x="13.794cm" svg:y="5.621cm" style:legend-expansion="high" chart:style-name="ch2"/>
        <chart:plot-area chart:style-name="ch3" table:cell-range-address="sensitivity.A1:sensitivity.D12" chart:data-source-has-labels="both" svg:x="0.353cm" svg:y="0.256cm" svg:width="13.088cm" svg:height="12.324cm">
          <chartooo:coordinate-region svg:x="1.609cm" svg:y="0.256cm" svg:width="11.407cm" svg:height="11.677cm"/>
          <chart:axis chart:dimension="x" chart:name="primary-x" chart:style-name="ch4" chartooo:axis-type="auto">
            <chartooo:date-scale/>
            <chart:categories table:cell-range-address="sensitivity.A2:sensitivity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nsitivity.B2:sensitivity.B12" chart:label-cell-address="sensitivity.B1:sensitivity.B1" chart:class="chart:bar">
            <chart:data-point chart:repeated="11"/>
          </chart:series>
          <chart:series chart:style-name="ch8" chart:values-cell-range-address="sensitivity.C2:sensitivity.C12" chart:label-cell-address="sensitivity.C1:sensitivity.C1" chart:class="chart:bar">
            <chart:data-point chart:repeated="11"/>
          </chart:series>
          <chart:series chart:style-name="ch9" chart:values-cell-range-address="sensitivity.D2:sensitivity.D12" chart:label-cell-address="sensitivity.D1:sensitivity.D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-against-all</text:p>
                <draw:g>
                  <svg:desc>sensitivity.B1:sensitivity.B1</svg:desc>
                </draw:g>
              </table:table-cell>
              <table:table-cell office:value-type="string">
                <text:p>SoftmaxWithLoss</text:p>
                <draw:g>
                  <svg:desc>sensitivity.C1:sensitivity.C1</svg:desc>
                </draw:g>
              </table:table-cell>
              <table:table-cell office:value-type="string">
                <text:p>SimoidCrossEntropy</text:p>
                <draw:g>
                  <svg:desc>sensitivity.D1:sensitivit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rm</text:p>
                <draw:g>
                  <svg:desc>sensitivity.A2:sensitivity.A12</svg:desc>
                </draw:g>
              </table:table-cell>
              <table:table-cell office:value-type="float" office:value="0.320958">
                <text:p>0.320958</text:p>
                <draw:g>
                  <svg:desc>sensitivity.B2:sensitivity.B12</svg:desc>
                </draw:g>
              </table:table-cell>
              <table:table-cell office:value-type="float" office:value="0.585629">
                <text:p>0.585629</text:p>
                <draw:g>
                  <svg:desc>sensitivity.C2:sensitivity.C12</svg:desc>
                </draw:g>
              </table:table-cell>
              <table:table-cell office:value-type="float" office:value="0.152096">
                <text:p>0.152096</text:p>
                <draw:g>
                  <svg:desc>sensitivity.D2:sensitivity.D12</svg:desc>
                </draw:g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0.95825">
                <text:p>0.95825</text:p>
              </table:table-cell>
              <table:table-cell office:value-type="float" office:value="0.905567">
                <text:p>0.905567</text:p>
              </table:table-cell>
              <table:table-cell office:value-type="float" office:value="0.942346">
                <text:p>0.942346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0.763889">
                <text:p>0.763889</text:p>
              </table:table-cell>
              <table:table-cell office:value-type="float" office:value="0.71142">
                <text:p>0.71142</text:p>
              </table:table-cell>
              <table:table-cell office:value-type="float" office:value="0.666667">
                <text:p>0.666667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0.937173">
                <text:p>0.937173</text:p>
              </table:table-cell>
              <table:table-cell office:value-type="float" office:value="0.89267">
                <text:p>0.89267</text:p>
              </table:table-cell>
              <table:table-cell office:value-type="float" office:value="0.876963">
                <text:p>0.876963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416096">
                <text:p>0.416096</text:p>
              </table:table-cell>
              <table:table-cell office:value-type="float" office:value="0.406678">
                <text:p>0.406678</text:p>
              </table:table-cell>
              <table:table-cell office:value-type="float" office:value="0.421233">
                <text:p>0.421233</text:p>
              </table:table-cell>
            </table:table-row>
            <table:table-row>
              <table:table-cell office:value-type="string">
                <text:p>femS</text:p>
              </table:table-cell>
              <table:table-cell office:value-type="float" office:value="0.962547">
                <text:p>0.962547</text:p>
              </table:table-cell>
              <table:table-cell office:value-type="float" office:value="0.962547">
                <text:p>0.962547</text:p>
              </table:table-cell>
              <table:table-cell office:value-type="float" office:value="0.940075">
                <text:p>0.940075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0.962135">
                <text:p>0.962135</text:p>
              </table:table-cell>
              <table:table-cell office:value-type="float" office:value="0.94294">
                <text:p>0.94294</text:p>
              </table:table-cell>
              <table:table-cell office:value-type="float" office:value="0.903234">
                <text:p>0.903234</text:p>
              </table:table-cell>
            </table:table-row>
            <table:table-row>
              <table:table-cell office:value-type="string">
                <text:p>ftStp</text:p>
              </table:table-cell>
              <table:table-cell office:value-type="float" office:value="0.982477">
                <text:p>0.982477</text:p>
              </table:table-cell>
              <table:table-cell office:value-type="float" office:value="0.945015">
                <text:p>0.945015</text:p>
              </table:table-cell>
              <table:table-cell office:value-type="float" office:value="0.947432">
                <text:p>0.947432</text:p>
              </table:table-cell>
            </table:table-row>
            <table:table-row>
              <table:table-cell office:value-type="string">
                <text:p>knock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.732782">
                <text:p>0.732782</text:p>
              </table:table-cell>
              <table:table-cell office:value-type="float" office:value="0.738292">
                <text:p>0.738292</text:p>
              </table:table-cell>
              <table:table-cell office:value-type="float" office:value="0.713499">
                <text:p>0.713499</text:p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808774">
                <text:p>0.808774</text:p>
              </table:table-cell>
              <table:table-cell office:value-type="float" office:value="0.67604">
                <text:p>0.67604</text:p>
              </table:table-cell>
              <table:table-cell office:value-type="float" office:value="0.709786">
                <text:p>0.709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mean-valu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 style:data-style-name="N122">
      <style:chart-properties chart:link-data-style-to-source="true" chart:mean-valu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55cm" svg:height="10.732cm" xlink:href=".." xlink:type="simple" chart:class="chart:bar" chart:style-name="ch1">
        <chart:legend chart:legend-position="end" svg:x="11.792cm" svg:y="4.32cm" style:legend-expansion="high" chart:style-name="ch2"/>
        <chart:plot-area chart:style-name="ch3" table:cell-range-address="'shifting vs no-shifting'.A1:'shifting vs no-shifting'.C12" chart:data-source-has-labels="both" svg:x="0.351cm" svg:y="0.214cm" svg:width="11.09cm" svg:height="10.304cm">
          <chartooo:coordinate-region svg:x="1.607cm" svg:y="0.214cm" svg:width="9.409cm" svg:height="9.657cm"/>
          <chart:axis chart:dimension="x" chart:name="primary-x" chart:style-name="ch4" chartooo:axis-type="auto">
            <chartooo:date-scale/>
            <chart:categories table:cell-range-address="'shifting vs no-shifting'.A2:'shifting vs no-shifting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ifting vs no-shifting'.B2:'shifting vs no-shifting'.B12" chart:label-cell-address="'shifting vs no-shifting'.B1:'shifting vs no-shifting'.B1" chart:class="chart:bar">
            <chart:mean-value chart:style-name="ch8"/>
            <chart:regression-curve chart:style-name="ch9"/>
            <chart:data-point chart:repeated="11"/>
          </chart:series>
          <chart:series chart:style-name="ch10" chart:values-cell-range-address="'shifting vs no-shifting'.C2:'shifting vs no-shifting'.C12" chart:label-cell-address="'shifting vs no-shifting'.C1:'shifting vs no-shifting'.C1" chart:class="chart:bar">
            <chart:mean-value chart:style-name="ch11"/>
            <chart:regression-curve chart:style-name="ch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ift  T(-30,30)</text:p>
                <draw:g>
                  <svg:desc>'shifting vs no-shifting'.B1:'shifting vs no-shifting'.B1</svg:desc>
                </draw:g>
              </table:table-cell>
              <table:table-cell office:value-type="string">
                <text:p>without augmentation</text:p>
                <draw:g>
                  <svg:desc>'shifting vs no-shifting'.C1:'shifting vs no-shiftin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rm</text:p>
                <draw:g>
                  <svg:desc>'shifting vs no-shifting'.A2:'shifting vs no-shifting'.A12</svg:desc>
                </draw:g>
              </table:table-cell>
              <table:table-cell office:value-type="float" office:value="0.628161">
                <text:p>0.628161</text:p>
                <draw:g>
                  <svg:desc>'shifting vs no-shifting'.B2:'shifting vs no-shifting'.B12</svg:desc>
                </draw:g>
              </table:table-cell>
              <table:table-cell office:value-type="float" office:value="0.575632">
                <text:p>0.575632</text:p>
                <draw:g>
                  <svg:desc>'shifting vs no-shifting'.C2:'shifting vs no-shifting'.C12</svg:desc>
                </draw:g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0.972091">
                <text:p>0.972091</text:p>
              </table:table-cell>
              <table:table-cell office:value-type="float" office:value="0.966763">
                <text:p>0.966763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0.870789">
                <text:p>0.870789</text:p>
              </table:table-cell>
              <table:table-cell office:value-type="float" office:value="0.81944">
                <text:p>0.81944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0.972942">
                <text:p>0.972942</text:p>
              </table:table-cell>
              <table:table-cell office:value-type="float" office:value="0.938117">
                <text:p>0.938117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674443">
                <text:p>0.674443</text:p>
              </table:table-cell>
              <table:table-cell office:value-type="float" office:value="0.6971">
                <text:p>0.6971</text:p>
              </table:table-cell>
            </table:table-row>
            <table:table-row>
              <table:table-cell office:value-type="string">
                <text:p>femS</text:p>
              </table:table-cell>
              <table:table-cell office:value-type="float" office:value="0.995785">
                <text:p>0.995785</text:p>
              </table:table-cell>
              <table:table-cell office:value-type="float" office:value="0.969888">
                <text:p>0.969888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0.96918">
                <text:p>0.96918</text:p>
              </table:table-cell>
              <table:table-cell office:value-type="float" office:value="0.944599">
                <text:p>0.944599</text:p>
              </table:table-cell>
            </table:table-row>
            <table:table-row>
              <table:table-cell office:value-type="string">
                <text:p>ftStp</text:p>
              </table:table-cell>
              <table:table-cell office:value-type="float" office:value="0.956531">
                <text:p>0.956531</text:p>
              </table:table-cell>
              <table:table-cell office:value-type="float" office:value="0.968495">
                <text:p>0.968495</text:p>
              </table:table-cell>
            </table:table-row>
            <table:table-row>
              <table:table-cell office:value-type="string">
                <text:p>knock</text:p>
              </table:table-cell>
              <table:table-cell office:value-type="float" office:value="0.998813">
                <text:p>0.998813</text:p>
              </table:table-cell>
              <table:table-cell office:value-type="float" office:value="0.999407">
                <text:p>0.999407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.922098">
                <text:p>0.922098</text:p>
              </table:table-cell>
              <table:table-cell office:value-type="float" office:value="0.856621">
                <text:p>0.856621</text:p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843756">
                <text:p>0.843756</text:p>
              </table:table-cell>
              <table:table-cell office:value-type="float" office:value="0.851142">
                <text:p>0.8511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mean-valu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 style:data-style-name="N122">
      <style:chart-properties chart:link-data-style-to-source="true" chart:mean-valu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11.688cm" xlink:href=".." xlink:type="simple" chart:class="chart:bar" chart:style-name="ch1">
        <chart:legend chart:legend-position="end" svg:x="11.495cm" svg:y="4.798cm" style:legend-expansion="high" chart:style-name="ch2"/>
        <chart:plot-area chart:style-name="ch3" table:cell-range-address="'T vs T,F'.A1:'T vs T,F'.C12" chart:data-source-has-labels="both" svg:x="0.319cm" svg:y="0.233cm" svg:width="10.857cm" svg:height="11.222cm">
          <chartooo:coordinate-region svg:x="1.575cm" svg:y="0.233cm" svg:width="9.176cm" svg:height="10.575cm"/>
          <chart:axis chart:dimension="x" chart:name="primary-x" chart:style-name="ch4" chartooo:axis-type="auto">
            <chartooo:date-scale/>
            <chart:categories table:cell-range-address="'T vs T,F'.A2:'T vs T,F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 vs T,F'.B2:'T vs T,F'.B12" chart:label-cell-address="'T vs T,F'.B1:'T vs T,F'.B1" chart:class="chart:bar">
            <chart:mean-value chart:style-name="ch8"/>
            <chart:regression-curve chart:style-name="ch9"/>
            <chart:data-point chart:repeated="11"/>
          </chart:series>
          <chart:series chart:style-name="ch10" chart:values-cell-range-address="'T vs T,F'.C2:'T vs T,F'.C12" chart:label-cell-address="'T vs T,F'.C1:'T vs T,F'.C1" chart:class="chart:bar">
            <chart:mean-value chart:style-name="ch11"/>
            <chart:regression-curve chart:style-name="ch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ift over T</text:p>
                <draw:g>
                  <svg:desc>'T vs T,F'.B1:'T vs T,F'.B1</svg:desc>
                </draw:g>
              </table:table-cell>
              <table:table-cell office:value-type="string">
                <text:p>shift over T,F</text:p>
                <draw:g>
                  <svg:desc>'T vs T,F'.C1:'T vs T,F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rm</text:p>
                <draw:g>
                  <svg:desc>'T vs T,F'.A2:'T vs T,F'.A12</svg:desc>
                </draw:g>
              </table:table-cell>
              <table:table-cell office:value-type="float" office:value="0.628161">
                <text:p>0.628161</text:p>
                <draw:g>
                  <svg:desc>'T vs T,F'.B2:'T vs T,F'.B12</svg:desc>
                </draw:g>
              </table:table-cell>
              <table:table-cell office:value-type="float" office:value="0.851282">
                <text:p>0.851282</text:p>
                <draw:g>
                  <svg:desc>'T vs T,F'.C2:'T vs T,F'.C12</svg:desc>
                </draw:g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0.972091">
                <text:p>0.972091</text:p>
              </table:table-cell>
              <table:table-cell office:value-type="float" office:value="0.963441">
                <text:p>0.963441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0.870789">
                <text:p>0.870789</text:p>
              </table:table-cell>
              <table:table-cell office:value-type="float" office:value="0.860308">
                <text:p>0.860308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0.972942">
                <text:p>0.972942</text:p>
              </table:table-cell>
              <table:table-cell office:value-type="float" office:value="0.981525">
                <text:p>0.981525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674443">
                <text:p>0.674443</text:p>
              </table:table-cell>
              <table:table-cell office:value-type="float" office:value="0.741375">
                <text:p>0.741375</text:p>
              </table:table-cell>
            </table:table-row>
            <table:table-row>
              <table:table-cell office:value-type="string">
                <text:p>femS</text:p>
              </table:table-cell>
              <table:table-cell office:value-type="float" office:value="0.995785">
                <text:p>0.995785</text:p>
              </table:table-cell>
              <table:table-cell office:value-type="float" office:value="0.997209">
                <text:p>0.997209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0.96918">
                <text:p>0.96918</text:p>
              </table:table-cell>
              <table:table-cell office:value-type="float" office:value="0.950149">
                <text:p>0.950149</text:p>
              </table:table-cell>
            </table:table-row>
            <table:table-row>
              <table:table-cell office:value-type="string">
                <text:p>ftStp</text:p>
              </table:table-cell>
              <table:table-cell office:value-type="float" office:value="0.956531">
                <text:p>0.956531</text:p>
              </table:table-cell>
              <table:table-cell office:value-type="float" office:value="0.988909">
                <text:p>0.988909</text:p>
              </table:table-cell>
            </table:table-row>
            <table:table-row>
              <table:table-cell office:value-type="string">
                <text:p>knock</text:p>
              </table:table-cell>
              <table:table-cell office:value-type="float" office:value="0.998813">
                <text:p>0.998813</text:p>
              </table:table-cell>
              <table:table-cell office:value-type="float" office:value="0.996757">
                <text:p>0.996757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.922098">
                <text:p>0.922098</text:p>
              </table:table-cell>
              <table:table-cell office:value-type="float" office:value="0.916014">
                <text:p>0.916014</text:p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843756">
                <text:p>0.843756</text:p>
              </table:table-cell>
              <table:table-cell office:value-type="float" office:value="0.97655">
                <text:p>0.976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aximum="1.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mean-valu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 style:data-style-name="N122">
      <style:chart-properties chart:link-data-style-to-source="true" chart:mean-valu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svg:stroke-color="#ff420e"/>
    </style:style>
    <style:style style:name="ch13" style:family="chart" style:data-style-name="N122">
      <style:chart-properties chart:link-data-style-to-source="true" chart:mean-valu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>
      <style:graphic-properties svg:stroke-color="#ffd32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981cm" svg:height="13.309cm" xlink:href=".." xlink:type="simple" chart:class="chart:bar" chart:style-name="ch1">
        <chart:legend chart:legend-position="end" svg:x="12.986cm" svg:y="5.11cm" style:legend-expansion="high" chart:style-name="ch2"/>
        <chart:plot-area chart:style-name="ch3" table:cell-range-address="bal_params.A1:bal_params.D12" chart:data-source-has-labels="both" svg:x="0.359cm" svg:y="0.266cm" svg:width="12.268cm" svg:height="12.777cm">
          <chartooo:coordinate-region svg:x="0.836cm" svg:y="0.266cm" svg:width="11.366cm" svg:height="12.13cm"/>
          <chart:axis chart:dimension="x" chart:name="primary-x" chart:style-name="ch4" chartooo:axis-type="auto">
            <chartooo:date-scale/>
            <chart:categories table:cell-range-address="bal_params.A2:bal_params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l_params.B2:bal_params.B12" chart:label-cell-address="bal_params.B1:bal_params.B1" chart:class="chart:bar">
            <chart:mean-value chart:style-name="ch8"/>
            <chart:regression-curve chart:style-name="ch9"/>
            <chart:data-point chart:repeated="11"/>
          </chart:series>
          <chart:series chart:style-name="ch10" chart:values-cell-range-address="bal_params.C2:bal_params.C12" chart:label-cell-address="bal_params.C1:bal_params.C1" chart:class="chart:bar">
            <chart:mean-value chart:style-name="ch11"/>
            <chart:regression-curve chart:style-name="ch12"/>
            <chart:data-point chart:repeated="11"/>
          </chart:series>
          <chart:series chart:style-name="ch13" chart:values-cell-range-address="bal_params.D2:bal_params.D12" chart:label-cell-address="bal_params.D1:bal_params.D1" chart:class="chart:bar">
            <chart:mean-value chart:style-name="ch14"/>
            <chart:regression-curve chart:style-name="ch15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-30,30)f(-8,8)</text:p>
                <draw:g>
                  <svg:desc>bal_params.B1:bal_params.B1</svg:desc>
                </draw:g>
              </table:table-cell>
              <table:table-cell office:value-type="string">
                <text:p>T(-15,15)f(-4,4)</text:p>
                <draw:g>
                  <svg:desc>bal_params.C1:bal_params.C1</svg:desc>
                </draw:g>
              </table:table-cell>
              <table:table-cell office:value-type="string">
                <text:p>T(-40,40) F(-8,8)</text:p>
                <draw:g>
                  <svg:desc>bal_params.D1:bal_param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rm</text:p>
                <draw:g>
                  <svg:desc>bal_params.A2:bal_params.A12</svg:desc>
                </draw:g>
              </table:table-cell>
              <table:table-cell office:value-type="float" office:value="0.851282">
                <text:p>0.851282</text:p>
                <draw:g>
                  <svg:desc>bal_params.B2:bal_params.B12</svg:desc>
                </draw:g>
              </table:table-cell>
              <table:table-cell office:value-type="float" office:value="0.898923">
                <text:p>0.898923</text:p>
                <draw:g>
                  <svg:desc>bal_params.C2:bal_params.C12</svg:desc>
                </draw:g>
              </table:table-cell>
              <table:table-cell office:value-type="float" office:value="0.872512">
                <text:p>0.872512</text:p>
                <draw:g>
                  <svg:desc>bal_params.D2:bal_params.D12</svg:desc>
                </draw:g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0.963441">
                <text:p>0.963441</text:p>
              </table:table-cell>
              <table:table-cell office:value-type="float" office:value="0.968405">
                <text:p>0.968405</text:p>
              </table:table-cell>
              <table:table-cell office:value-type="float" office:value="0.946685">
                <text:p>0.946685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0.860308">
                <text:p>0.860308</text:p>
              </table:table-cell>
              <table:table-cell office:value-type="float" office:value="0.860681">
                <text:p>0.860681</text:p>
              </table:table-cell>
              <table:table-cell office:value-type="float" office:value="0.868481">
                <text:p>0.868481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0.981525">
                <text:p>0.981525</text:p>
              </table:table-cell>
              <table:table-cell office:value-type="float" office:value="0.978049">
                <text:p>0.978049</text:p>
              </table:table-cell>
              <table:table-cell office:value-type="float" office:value="0.984894">
                <text:p>0.984894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741375">
                <text:p>0.741375</text:p>
              </table:table-cell>
              <table:table-cell office:value-type="float" office:value="0.768069">
                <text:p>0.768069</text:p>
              </table:table-cell>
              <table:table-cell office:value-type="float" office:value="0.739344">
                <text:p>0.739344</text:p>
              </table:table-cell>
            </table:table-row>
            <table:table-row>
              <table:table-cell office:value-type="string">
                <text:p>femS</text:p>
              </table:table-cell>
              <table:table-cell office:value-type="float" office:value="0.997209">
                <text:p>0.997209</text:p>
              </table:table-cell>
              <table:table-cell office:value-type="float" office:value="0.993763">
                <text:p>0.993763</text:p>
              </table:table-cell>
              <table:table-cell office:value-type="float" office:value="0.997294">
                <text:p>0.997294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0.950149">
                <text:p>0.950149</text:p>
              </table:table-cell>
              <table:table-cell office:value-type="float" office:value="0.96706">
                <text:p>0.96706</text:p>
              </table:table-cell>
              <table:table-cell office:value-type="float" office:value="0.943387">
                <text:p>0.943387</text:p>
              </table:table-cell>
            </table:table-row>
            <table:table-row>
              <table:table-cell office:value-type="string">
                <text:p>ftStp</text:p>
              </table:table-cell>
              <table:table-cell office:value-type="float" office:value="0.988909">
                <text:p>0.988909</text:p>
              </table:table-cell>
              <table:table-cell office:value-type="float" office:value="0.989842">
                <text:p>0.989842</text:p>
              </table:table-cell>
              <table:table-cell office:value-type="float" office:value="0.988969">
                <text:p>0.988969</text:p>
              </table:table-cell>
            </table:table-row>
            <table:table-row>
              <table:table-cell office:value-type="string">
                <text:p>knock</text:p>
              </table:table-cell>
              <table:table-cell office:value-type="float" office:value="0.996757">
                <text:p>0.996757</text:p>
              </table:table-cell>
              <table:table-cell office:value-type="float" office:value="0.997075">
                <text:p>0.997075</text:p>
              </table:table-cell>
              <table:table-cell office:value-type="float" office:value="0.997096">
                <text:p>0.997096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.916014">
                <text:p>0.916014</text:p>
              </table:table-cell>
              <table:table-cell office:value-type="float" office:value="0.965666">
                <text:p>0.965666</text:p>
              </table:table-cell>
              <table:table-cell office:value-type="float" office:value="0.914418">
                <text:p>0.914418</text:p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97655">
                <text:p>0.97655</text:p>
              </table:table-cell>
              <table:table-cell office:value-type="float" office:value="0.982421">
                <text:p>0.982421</text:p>
              </table:table-cell>
              <table:table-cell office:value-type="float" office:value="0.985796">
                <text:p>0.9857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aximum="1.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mean-valu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 style:data-style-name="N122">
      <style:chart-properties chart:link-data-style-to-source="true" chart:mean-valu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svg:stroke-color="#ff420e"/>
    </style:style>
    <style:style style:name="ch13" style:family="chart" style:data-style-name="N122">
      <style:chart-properties chart:link-data-style-to-source="true" chart:mean-valu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>
      <style:graphic-properties svg:stroke-color="#ffd32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65cm" svg:height="13.813cm" xlink:href=".." xlink:type="simple" chart:class="chart:bar" chart:style-name="ch1">
        <chart:legend chart:legend-position="end" svg:x="12.655cm" svg:y="5.362cm" style:legend-expansion="high" chart:style-name="ch2"/>
        <chart:plot-area chart:style-name="ch3" table:cell-range-address="sens_params.A1:sens_params.D12" chart:data-source-has-labels="both" svg:x="0.353cm" svg:y="0.276cm" svg:width="11.949cm" svg:height="13.261cm">
          <chartooo:coordinate-region svg:x="0.83cm" svg:y="0.276cm" svg:width="11.047cm" svg:height="12.614cm"/>
          <chart:axis chart:dimension="x" chart:name="primary-x" chart:style-name="ch4" chartooo:axis-type="auto">
            <chartooo:date-scale/>
            <chart:categories table:cell-range-address="sens_params.A2:sens_params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ns_params.B2:sens_params.B12" chart:label-cell-address="sens_params.B1:sens_params.B1" chart:class="chart:bar">
            <chart:mean-value chart:style-name="ch8"/>
            <chart:regression-curve chart:style-name="ch9"/>
            <chart:data-point chart:repeated="11"/>
          </chart:series>
          <chart:series chart:style-name="ch10" chart:values-cell-range-address="sens_params.C2:sens_params.C12" chart:label-cell-address="sens_params.C1:sens_params.C1" chart:class="chart:bar">
            <chart:mean-value chart:style-name="ch11"/>
            <chart:regression-curve chart:style-name="ch12"/>
            <chart:data-point chart:repeated="11"/>
          </chart:series>
          <chart:series chart:style-name="ch13" chart:values-cell-range-address="sens_params.D2:sens_params.D12" chart:label-cell-address="sens_params.D1:sens_params.D1" chart:class="chart:bar">
            <chart:mean-value chart:style-name="ch14"/>
            <chart:regression-curve chart:style-name="ch15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-30,30)f(-8,8)</text:p>
                <draw:g>
                  <svg:desc>sens_params.B1:sens_params.B1</svg:desc>
                </draw:g>
              </table:table-cell>
              <table:table-cell office:value-type="string">
                <text:p>T(-15,15)f(-4,4)</text:p>
                <draw:g>
                  <svg:desc>sens_params.C1:sens_params.C1</svg:desc>
                </draw:g>
              </table:table-cell>
              <table:table-cell office:value-type="string">
                <text:p>T(-40,40) F(-8,8)</text:p>
                <draw:g>
                  <svg:desc>sens_params.D1:sens_param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rm</text:p>
                <draw:g>
                  <svg:desc>sens_params.A2:sens_params.A12</svg:desc>
                </draw:g>
              </table:table-cell>
              <table:table-cell office:value-type="float" office:value="0.71018">
                <text:p>0.71018</text:p>
                <draw:g>
                  <svg:desc>sens_params.B2:sens_params.B12</svg:desc>
                </draw:g>
              </table:table-cell>
              <table:table-cell office:value-type="float" office:value="0.805988">
                <text:p>0.805988</text:p>
                <draw:g>
                  <svg:desc>sens_params.C2:sens_params.C12</svg:desc>
                </draw:g>
              </table:table-cell>
              <table:table-cell office:value-type="float" office:value="0.756886">
                <text:p>0.756886</text:p>
                <draw:g>
                  <svg:desc>sens_params.D2:sens_params.D12</svg:desc>
                </draw:g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0.939364">
                <text:p>0.939364</text:p>
              </table:table-cell>
              <table:table-cell office:value-type="float" office:value="0.954274">
                <text:p>0.954274</text:p>
              </table:table-cell>
              <table:table-cell office:value-type="float" office:value="0.904573">
                <text:p>0.904573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0.79321">
                <text:p>0.79321</text:p>
              </table:table-cell>
              <table:table-cell office:value-type="float" office:value="0.782407">
                <text:p>0.782407</text:p>
              </table:table-cell>
              <table:table-cell office:value-type="float" office:value="0.811728">
                <text:p>0.811728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0.965969">
                <text:p>0.965969</text:p>
              </table:table-cell>
              <table:table-cell office:value-type="float" office:value="0.958115">
                <text:p>0.958115</text:p>
              </table:table-cell>
              <table:table-cell office:value-type="float" office:value="0.973822">
                <text:p>0.973822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565068">
                <text:p>0.565068</text:p>
              </table:table-cell>
              <table:table-cell office:value-type="float" office:value="0.601027">
                <text:p>0.601027</text:p>
              </table:table-cell>
              <table:table-cell office:value-type="float" office:value="0.562928">
                <text:p>0.562928</text:p>
              </table:table-cell>
            </table:table-row>
            <table:table-row>
              <table:table-cell office:value-type="string">
                <text:p>femS</text:p>
              </table:table-cell>
              <table:table-cell office:value-type="float" office:value="0.996255">
                <text:p>0.996255</text:p>
              </table:table-cell>
              <table:table-cell office:value-type="float" office:value="0.988764">
                <text:p>0.988764</text:p>
              </table:table-cell>
              <table:table-cell office:value-type="float" office:value="0.996255">
                <text:p>0.996255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0.927163">
                <text:p>0.927163</text:p>
              </table:table-cell>
              <table:table-cell office:value-type="float" office:value="0.95188">
                <text:p>0.95188</text:p>
              </table:table-cell>
              <table:table-cell office:value-type="float" office:value="0.911123">
                <text:p>0.911123</text:p>
              </table:table-cell>
            </table:table-row>
            <table:table-row>
              <table:table-cell office:value-type="string">
                <text:p>ftStp</text:p>
              </table:table-cell>
              <table:table-cell office:value-type="float" office:value="0.996979">
                <text:p>0.996979</text:p>
              </table:table-cell>
              <table:table-cell office:value-type="float" office:value="0.995166">
                <text:p>0.995166</text:p>
              </table:table-cell>
              <table:table-cell office:value-type="float" office:value="0.998187">
                <text:p>0.998187</text:p>
              </table:table-cell>
            </table:table-row>
            <table:table-row>
              <table:table-cell office:value-type="string">
                <text:p>knock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.84022">
                <text:p>0.84022</text:p>
              </table:table-cell>
              <table:table-cell office:value-type="float" office:value="0.939394">
                <text:p>0.939394</text:p>
              </table:table-cell>
              <table:table-cell office:value-type="float" office:value="0.834711">
                <text:p>0.834711</text:p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959505">
                <text:p>0.959505</text:p>
              </table:table-cell>
              <table:table-cell office:value-type="float" office:value="0.973003">
                <text:p>0.973003</text:p>
              </table:table-cell>
              <table:table-cell office:value-type="float" office:value="0.979753">
                <text:p>0.9797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